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fo:font-size="18pt" officeooo:rsid="00cac738" officeooo:paragraph-rsid="00cac738"/>
    </style:style>
    <style:style style:name="P3" style:family="paragraph" style:parent-style-name="Standard">
      <style:text-properties fo:font-size="18pt" officeooo:rsid="00cac738" officeooo:paragraph-rsid="00d2a9aa"/>
    </style:style>
    <style:style style:name="P4" style:family="paragraph" style:parent-style-name="Standard">
      <style:text-properties officeooo:paragraph-rsid="00cac738"/>
    </style:style>
    <style:style style:name="P5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ac738" officeooo:paragraph-rsid="0029ba73" style:font-size-asian="20pt" style:font-weight-asian="bold" style:font-size-complex="20pt" style:font-weight-complex="bold"/>
    </style:style>
    <style:style style:name="T1" style:family="text">
      <style:text-properties officeooo:rsid="00c20b50"/>
    </style:style>
    <style:style style:name="T2" style:family="text">
      <style:text-properties fo:font-size="18pt" officeooo:rsid="00c2a5cc"/>
    </style:style>
    <style:style style:name="T3" style:family="text">
      <style:text-properties fo:font-size="18pt" officeooo:rsid="00c7f395"/>
    </style:style>
    <style:style style:name="T4" style:family="text">
      <style:text-properties fo:font-size="18pt" officeooo:rsid="00cac738"/>
    </style:style>
    <style:style style:name="T5" style:family="text">
      <style:text-properties officeooo:rsid="00cc8210"/>
    </style:style>
    <style:style style:name="T6" style:family="text">
      <style:text-properties officeooo:rsid="00d0c983"/>
    </style:style>
    <style:style style:name="T7" style:family="text">
      <style:text-properties officeooo:rsid="00d0de54"/>
    </style:style>
    <style:style style:name="T8" style:family="text">
      <style:text-properties officeooo:rsid="00d2a9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babilités</text:p>
      <text:p text:style-name="Standard"/>
      <text:p text:style-name="P4"><text:span text:style-name="T4">Équiprobabilité</text:span></text:p>
      <text:p text:style-name="P3"><text:span text:style-name="T8">p126 : </text:span>14, 16, 19</text:p>
      <text:p text:style-name="P3"><text:span text:style-name="T8">p128 :</text:span> 27</text:p>
      <text:p text:style-name="Standard"/>
      <text:p text:style-name="Standard"/>
      <text:p text:style-name="P2">Tableur</text:p>
      <text:p text:style-name="P2">Activité p123</text:p>
      <text:p text:style-name="P2">oral <text:span text:style-name="T8">p125</text:span> : <text:span text:style-name="T6">4, </text:span>5, 8, <text:s text:c="3"/><text:span text:style-name="T8">p127 : </text:span>21, 22, 23, <text:s text:c="3"/><text:span text:style-name="T8">p129 : </text:span><text:span text:style-name="T5">33</text:span></text:p>
      <text:p text:style-name="P3"><text:span text:style-name="T8">p124 : </text:span>1, 2, 3</text:p>
      <text:p text:style-name="P3"><text:span text:style-name="T8">p127 :</text:span> 25</text:p>
      <text:p text:style-name="P3"><text:span text:style-name="T8">p128 :</text:span> <text:span text:style-name="T6">26</text:span></text:p>
      <text:p text:style-name="P3"><text:span text:style-name="T8">p129 :</text:span><text:span text:style-name="T6"> </text:span><text:span text:style-name="T7">34, </text:span><text:span text:style-name="T5">35</text:span></text:p>
      <text:p text:style-name="P3"><text:span text:style-name="T8">p130 : </text:span><text:span text:style-name="T5">3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29M29S</meta:editing-duration>
    <meta:editing-cycles>157</meta:editing-cycles>
    <meta:generator>LibreOffice/7.3.7.2$Linux_X86_64 LibreOffice_project/30$Build-2</meta:generator>
    <meta:initial-creator>Véronique et Thibaud FONTANET</meta:initial-creator>
    <dc:date>2024-09-19T23:48:02.416620550</dc:date>
    <meta:print-date>2021-01-04T09:36:06.738044778</meta:print-date>
    <meta:document-statistic meta:table-count="0" meta:image-count="0" meta:object-count="0" meta:page-count="1" meta:paragraph-count="12" meta:word-count="45" meta:character-count="182" meta:non-whitespace-character-count="143"/>
  </office:meta>
</office:document-meta>
</file>